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*<text:line-break/>from especies<text:line-break/>WHERE id_especie;<text:line-break/><text:line-break/>select *<text:line-break/>from especies<text:line-break/>WHERE nombre_cien LIKE '%IDEA';<text:line-break/><text:line-break/><text:line-break/>select *<text:line-break/>from guias<text:line-break/>ORDER BY fecha_ingreso ASC;<text:line-break/><text:line-break/>select *<text:line-break/>from itinerarios<text:line-break/>where duracion &gt; 2;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5-24T12:45:13.49</dc:date>
    <dc:creator>hola holahola</dc:creator>
    <meta:generator>OpenOffice/4.1.1$Win32 OpenOffice.org_project/411m6$Build-9775</meta:generator>
    <meta:editing-duration>PT29M31S</meta:editing-duration>
    <meta:editing-cycles>2</meta:editing-cycles>
    <meta:document-statistic meta:table-count="0" meta:image-count="0" meta:object-count="0" meta:page-count="1" meta:paragraph-count="1" meta:word-count="30" meta:character-count="195"/>
  </office:meta>
</office:document-meta>
</file>